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Paramet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dex.getClassesWithAttribute(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dex.getMethods( Class attribut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Parameter.MethodParameter( Method method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dex.getClassesWithAttribute( String attribut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ructorParameter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Parame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dex.addIndex( Collection attributes ,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Index.addReturnIndex( Collection attributes ,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Paramete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dex.addIndex( Collection attributes ,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Index.addIndex( Collection attributes ,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Index.addIndex( Collection attributes , Constructor ctor , in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Parameter.ge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dex.addIndex( Collection attributes , Constructor constru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Index.getConstructorParameters( Class attribut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Index.getConstructors( Class attribut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Index.getNode( Class attribut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Paramete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dex.AttributeIndex( ClassLoader 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Node.sea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arame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dex.getFields( Class attribut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Node.se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Parame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arameter.ConstructorParameter( Constructor ctor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Index.loadFromURL(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ttributeIndex.getClasses( Class attribut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Parame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dex.addClass( String clazz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ttributeIndex.addIndex( Collection attributes , Method method , in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Parameter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Index.getMethodsReturning( Class attribut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Index.getMethodParameters( Class attribut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